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1f1a1" officeooo:paragraph-rsid="0001f1a1"/>
    </style:style>
    <style:style style:name="P2" style:family="paragraph" style:parent-style-name="Standard">
      <style:text-properties style:font-name="Times New Roman" fo:font-weight="normal" officeooo:rsid="0001f1a1" officeooo:paragraph-rsid="0001f1a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58a3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658a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ld (teta): ¡Oh <text:span text:style-name="T1">dorada esfera</text:span> que a todos alimentas! Por ti el cosmos existe. <text:span text:style-name="T1">Núcleo</text:span> creador, volcán germinador. Al verlo de frente a un <text:span text:style-name="T1">ojo</text:span> se asemeja, ¿el padre me está observando?</text:p>
      <text:p text:style-name="P1"/>
      <text:p text:style-name="P1">Light: Jamás habías visto un crepúsculo tan bello. La forma <text:span text:style-name="T1">orbicular</text:span> de aquel ente <text:span text:style-name="T1">no se dejaba ver</text:span> <text:span text:style-name="T1">por completo</text:span>, ¡cuánta luz!. <text:span text:style-name="T1">Tres rayos</text:span> se clavaban en tu retina… o quizá en el mismo <text:span text:style-name="T1">epicentro</text:span> de la tierra. ¡Santísima <text:span text:style-name="T1">trinidad luminosa</text:span>, ciégame ya y permíteme ver solo la verdad!</text:p>
      <text:p text:style-name="P1"/>
      <text:p text:style-name="P1">Tiempo: En tiempos ancestrales, una civilización comenzó a levantar <text:span text:style-name="T1">pirámides</text:span>. Tú eres Atiya, regalo de Dios. Visitando los templos observas una desde una <text:span text:style-name="T1">esquina</text:span>. El cielo es un <text:span text:style-name="T1">espejo</text:span>.</text:p>
      <text:p text:style-name="P1"/>
      <text:p text:style-name="P1">Cruz. Cristo fue crucificado, nuestro hermano, el <text:span text:style-name="T1">falso profeta</text:span>, el dios de aquellos. Un <text:span text:style-name="T1">halo</text:span> divino se aparece tras la <text:span text:style-name="T1">cruz</text:span>, ¡gloria!</text:p>
      <text:p text:style-name="P1"/>
      <text:p text:style-name="P1">Estrella satánicaAquellos que quieran conocer a los miembros del padre de la mentira, deben identificarse con la <text:span text:style-name="T1">estrella del mal </text:span><text:span text:style-name="T3">mirando al </text:span><text:span text:style-name="T1">austro</text:span></text:p>
      <text:p text:style-name="P1"><text:span text:style-name="T1"/></text:p>
      <text:p text:style-name="P1"><text:span text:style-name="T1">Orbe papal: </text:span><text:span text:style-name="T3">Según Nostradamus, algún día llegará un Papa Negro </text:span><text:span text:style-name="T4">y se le otorgará un </text:span><text:span text:style-name="T2">orbe crucífero</text:span><text:span text:style-name="T4"> que provocará un cambio trascendental en nuestras consciencias. El día que ocurra, estaremos más cerca de la verdadera salvación.</text:span></text:p>
      <text:p text:style-name="P1"><text:span text:style-name="T1"/></text:p>
      <text:p text:style-name="P1"><text:span text:style-name="T1"/></text:p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6T15:40:20.597000000</dc:date>
    <meta:editing-duration>PT40M27S</meta:editing-duration>
    <meta:editing-cycles>1</meta:editing-cycles>
    <meta:document-statistic meta:table-count="0" meta:image-count="0" meta:object-count="0" meta:page-count="1" meta:paragraph-count="6" meta:word-count="191" meta:character-count="1159" meta:non-whitespace-character-count="974"/>
    <meta:generator>LibreOffice/7.1.4.2$Windows_X86_64 LibreOffice_project/a529a4fab45b75fefc5b6226684193eb000654f6</meta:generator>
  </office:meta>
</office:document-meta>
</file>